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299cm"/>
    </style:style>
    <style:style style:name="co3" style:family="table-column">
      <style:table-column-properties fo:break-before="auto" style:column-width="11.737cm"/>
    </style:style>
    <style:style style:name="co4" style:family="table-column">
      <style:table-column-properties fo:break-before="auto" style:column-width="2.33cm"/>
    </style:style>
    <style:style style:name="co6" style:family="table-column">
      <style:table-column-properties fo:break-before="auto" style:column-width="8.102cm"/>
    </style:style>
    <style:style style:name="ro3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0.4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66ccff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color="#ff3333"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ext-properties fo:color="#ff3333" fo:font-weight="bold" style:font-weight-asian="bold" style:font-weight-complex="bold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ce5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6" style:family="table-cell" style:parent-style-name="Defaul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ce7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8" style:family="table-cell" style:parent-style-name="Default" style:data-style-name="N37"/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Feuille1" table:style-name="ta1" table:print="false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6" table:default-cell-style-name="Default"/>
        <table:table-column table:style-name="co5" table:number-columns-repeated="1018" table:default-cell-style-name="Default"/>
        <table:table-row table:style-name="ro2">
          <table:table-cell table:style-name="ce1" office:value-type="string">
            <text:p>Tables</text:p>
          </table:table-cell>
          <table:table-cell table:style-name="ce1" office:value-type="string">
            <text:p>Code mnémonique</text:p>
          </table:table-cell>
          <table:table-cell table:style-name="ce1" office:value-type="string">
            <text:p>Désignation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Taille</text:p>
          </table:table-cell>
          <table:table-cell table:style-name="ce1" office:value-type="string">
            <text:p>Remarque</text:p>
          </table:table-cell>
          <table:table-cell table:style-name="ce1" table:number-columns-repeated="1018"/>
        </table:table-row>
        <table:table-row table:style-name="ro3">
          <table:table-cell table:style-name="ce2" office:value-type="string">
            <text:p>fournisseurs</text:p>
          </table:table-cell>
          <table:table-cell office:value-type="string">
            <text:p>four_id</text:p>
          </table:table-cell>
          <table:table-cell office:value-type="string">
            <text:p>id unique du fournisseur</text:p>
          </table:table-cell>
          <table:table-cell office:value-type="string">
            <text:p>AN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four_nom</text:p>
          </table:table-cell>
          <table:table-cell office:value-type="string">
            <text:p>nom du fournisseur</text:p>
          </table:table-cell>
          <table:table-cell office:value-type="string">
            <text:p>A</text:p>
          </table:table-cell>
          <table:table-cell office:value-type="float" office:value="50">
            <text:p>50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four_adress</text:p>
          </table:table-cell>
          <table:table-cell office:value-type="string">
            <text:p>adresse du fournisseur</text:p>
          </table:table-cell>
          <table:table-cell office:value-type="string">
            <text:p>AN</text:p>
          </table:table-cell>
          <table:table-cell office:value-type="float" office:value="150">
            <text:p>150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four_postal</text:p>
          </table:table-cell>
          <table:table-cell office:value-type="string">
            <text:p>code postal </text:p>
          </table:table-cell>
          <table:table-cell office:value-type="string">
            <text:p>AN</text:p>
          </table:table-cell>
          <table:table-cell office:value-type="float" office:value="10">
            <text:p>10</text:p>
          </table:table-cell>
          <table:table-cell office:value-type="string">
            <text:p>Code postal variable selon les pays 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four_contact</text:p>
          </table:table-cell>
          <table:table-cell office:value-type="string">
            <text:p>personne référente du fournisseur</text:p>
          </table:table-cell>
          <table:table-cell office:value-type="string">
            <text:p>A</text:p>
          </table:table-cell>
          <table:table-cell office:value-type="float" office:value="50">
            <text:p>50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four_phone</text:p>
          </table:table-cell>
          <table:table-cell office:value-type="string">
            <text:p>numéro de téléphone</text:p>
          </table:table-cell>
          <table:table-cell office:value-type="string">
            <text:p>N</text:p>
          </table:table-cell>
          <table:table-cell office:value-type="float" office:value="10">
            <text:p>10</text:p>
          </table:table-cell>
          <table:table-cell office:value-type="string">
            <text:p><text:s/>nombre de chiffres <text:s/>variable selon les pays 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four_mail</text:p>
          </table:table-cell>
          <table:table-cell office:value-type="string">
            <text:p>email du fournisseur</text:p>
          </table:table-cell>
          <table:table-cell office:value-type="string">
            <text:p>AN</text:p>
          </table:table-cell>
          <table:table-cell office:value-type="float" office:value="50">
            <text:p>50</text:p>
          </table:table-cell>
          <table:table-cell table:number-columns-repeated="1019"/>
        </table:table-row>
        <table:table-row table:style-name="ro3">
          <table:table-cell/>
          <table:table-cell table:style-name="ce5" office:value-type="string">
            <text:p>four_pays_sig</text:p>
          </table:table-cell>
          <table:table-cell table:number-columns-repeated="3"/>
          <table:table-cell office:value-type="string">
            <text:p>clé étrangère pays (`pays_sig`)</text:p>
          </table:table-cell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>
            <text:p>produits</text:p>
          </table:table-cell>
          <table:table-cell office:value-type="string">
            <text:p>pro_ref</text:p>
          </table:table-cell>
          <table:table-cell office:value-type="string">
            <text:p>ref unique du produit</text:p>
          </table:table-cell>
          <table:table-cell office:value-type="string">
            <text:p>N</text:p>
          </table:table-cell>
          <table:table-cell office:value-type="float" office:value="10">
            <text:p>10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pro_lib</text:p>
          </table:table-cell>
          <table:table-cell office:value-type="string">
            <text:p>libellé du produit , l'intitulé</text:p>
          </table:table-cell>
          <table:table-cell office:value-type="string">
            <text:p>A</text:p>
          </table:table-cell>
          <table:table-cell office:value-type="float" office:value="30">
            <text:p>30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pro_desc</text:p>
          </table:table-cell>
          <table:table-cell office:value-type="string">
            <text:p>la description du produit</text:p>
          </table:table-cell>
          <table:table-cell office:value-type="string">
            <text:p>A</text:p>
          </table:table-cell>
          <table:table-cell office:value-type="float" office:value="300">
            <text:p>300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pro_unit_prix</text:p>
          </table:table-cell>
          <table:table-cell office:value-type="string">
            <text:p>le prix du produit à l'unité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pro_photo</text:p>
          </table:table-cell>
          <table:table-cell office:value-type="string">
            <text:p>extension photo du produit </text:p>
          </table:table-cell>
          <table:table-cell office:value-type="string">
            <text:p>A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pro_stock</text:p>
          </table:table-cell>
          <table:table-cell office:value-type="string">
            <text:p>stock disponible du produit 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pro_enligne</text:p>
          </table:table-cell>
          <table:table-cell office:value-type="string">
            <text:p>produit est-il en ligne ou pas ?</text:p>
          </table:table-cell>
          <table:table-cell office:value-type="string">
            <text:p>Booléen</text:p>
          </table:table-cell>
          <table:table-cell table:number-columns-repeated="1020"/>
        </table:table-row>
        <table:table-row table:style-name="ro3">
          <table:table-cell/>
          <table:table-cell table:style-name="ce5" office:value-type="string">
            <text:p>pro_four_id</text:p>
          </table:table-cell>
          <table:table-cell table:number-columns-repeated="3"/>
          <table:table-cell office:value-type="string">
            <text:p>clé étrangère fournisseur (`four_id`)</text:p>
          </table:table-cell>
          <table:table-cell table:number-columns-repeated="1018"/>
        </table:table-row>
        <table:table-row table:style-name="ro3">
          <table:table-cell/>
          <table:table-cell table:style-name="ce5" office:value-type="string">
            <text:p>pro_rub_id</text:p>
          </table:table-cell>
          <table:table-cell table:number-columns-repeated="3"/>
          <table:table-cell office:value-type="string">
            <text:p>clé étrangère rubriques (`rub_id`)</text:p>
          </table:table-cell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3">
          <table:table-cell table:style-name="ce2" office:value-type="string">
            <text:p>rubriques</text:p>
          </table:table-cell>
          <table:table-cell office:value-type="string">
            <text:p>rub_id</text:p>
          </table:table-cell>
          <table:table-cell office:value-type="string">
            <text:p>id unique de la rubrique</text:p>
          </table:table-cell>
          <table:table-cell office:value-type="string">
            <text:p>N</text:p>
          </table:table-cell>
          <table:table-cell office:value-type="float" office:value="10">
            <text:p>10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rub_nom</text:p>
          </table:table-cell>
          <table:table-cell office:value-type="string">
            <text:p>nom de la rubrique</text:p>
          </table:table-cell>
          <table:table-cell office:value-type="string">
            <text:p>A</text:p>
          </table:table-cell>
          <table:table-cell office:value-type="float" office:value="50">
            <text:p>50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rub_parent_id</text:p>
          </table:table-cell>
          <table:table-cell office:value-type="string">
            <text:p>la catégorie parent du produit</text:p>
          </table:table-cell>
          <table:table-cell office:value-type="string">
            <text:p>N</text:p>
          </table:table-cell>
          <table:table-cell office:value-type="float" office:value="10">
            <text:p>10</text:p>
          </table:table-cell>
          <table:table-cell office:value-type="string">
            <text:p>clé étrangère rubriques (`rub_id`)</text:p>
          </table:table-cell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3">
          <table:table-cell table:style-name="ce2" office:value-type="string">
            <text:p>ligne_de_commande</text:p>
          </table:table-cell>
          <table:table-cell office:value-type="string">
            <text:p>lign_cmd_id</text:p>
          </table:table-cell>
          <table:table-cell office:value-type="string">
            <text:p>id unique du détails de la commande</text:p>
          </table:table-cell>
          <table:table-cell office:value-type="string">
            <text:p>N</text:p>
          </table:table-cell>
          <table:table-cell office:value-type="float" office:value="10">
            <text:p>10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lign_cmd_unitprix</text:p>
          </table:table-cell>
          <table:table-cell office:value-type="string">
            <text:p>prix a l'unité du produit </text:p>
          </table:table-cell>
          <table:table-cell office:value-type="string">
            <text:p>N</text:p>
          </table:table-cell>
          <table:table-cell table:style-name="ce8"/>
          <table:table-cell table:number-columns-repeated="1019"/>
        </table:table-row>
        <table:table-row table:style-name="ro3">
          <table:table-cell/>
          <table:table-cell office:value-type="string">
            <text:p>lign_cmd_qtite</text:p>
          </table:table-cell>
          <table:table-cell office:value-type="string">
            <text:p>quantité produit commandé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/>
          <table:table-cell table:style-name="ce6" office:value-type="string">
            <text:p>lign_cmd_pro_ref</text:p>
          </table:table-cell>
          <table:table-cell table:number-columns-repeated="3"/>
          <table:table-cell office:value-type="string">
            <text:p>clé étrangère produits (`pro_ref`)</text:p>
          </table:table-cell>
          <table:table-cell table:number-columns-repeated="1018"/>
        </table:table-row>
        <table:table-row table:style-name="ro3">
          <table:table-cell/>
          <table:table-cell table:style-name="ce5" office:value-type="string">
            <text:p>lign_cmd_com_ref</text:p>
          </table:table-cell>
          <table:table-cell table:number-columns-repeated="3"/>
          <table:table-cell office:value-type="string">
            <text:p>clé étrangère commande (`com_ref`)</text:p>
          </table:table-cell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3">
          <table:table-cell table:style-name="ce2" office:value-type="string">
            <text:p>commande</text:p>
          </table:table-cell>
          <table:table-cell office:value-type="string">
            <text:p>com_ref</text:p>
          </table:table-cell>
          <table:table-cell office:value-type="string">
            <text:p>référence unique du client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4">
          <table:table-cell/>
          <table:table-cell office:value-type="string">
            <text:p>com_date</text:p>
          </table:table-cell>
          <table:table-cell office:value-type="string">
            <text:p>date de la commande</text:p>
          </table:table-cell>
          <table:table-cell office:value-type="string">
            <text:p>DATE</text:p>
          </table:table-cell>
          <table:table-cell/>
          <table:table-cell table:style-name="ce9" office:value-type="string">
            <text:p>Au format AAAA-JJ-MM </text:p>
          </table:table-cell>
          <table:table-cell table:number-columns-repeated="1018"/>
        </table:table-row>
        <table:table-row table:style-name="ro3">
          <table:table-cell/>
          <table:table-cell table:style-name="ce5" office:value-type="string">
            <text:p>com_cli_ref</text:p>
          </table:table-cell>
          <table:table-cell table:number-columns-repeated="3"/>
          <table:table-cell office:value-type="string">
            <text:p>clé étrangère clients (`cli_ref`)</text:p>
          </table:table-cell>
          <table:table-cell table:number-columns-repeated="1018"/>
        </table:table-row>
        <table:table-row table:style-name="ro5">
          <table:table-cell/>
          <table:table-cell table:style-name="ce5"/>
          <table:table-cell table:number-columns-repeated="1022"/>
        </table:table-row>
        <table:table-row table:style-name="ro5">
          <table:table-cell table:style-name="ce3" office:value-type="string">
            <text:p>facture</text:p>
          </table:table-cell>
          <table:table-cell table:style-name="ce7" office:value-type="string">
            <text:p>fact_ref</text:p>
          </table:table-cell>
          <table:table-cell office:value-type="string">
            <text:p>ref unique de la facture</text:p>
          </table:table-cell>
          <table:table-cell office:value-type="string">
            <text:p>AN</text:p>
          </table:table-cell>
          <table:table-cell table:number-columns-repeated="1020"/>
        </table:table-row>
        <table:table-row table:style-name="ro5">
          <table:table-cell table:style-name="ce4"/>
          <table:table-cell table:style-name="ce7" office:value-type="string">
            <text:p>fact_adress</text:p>
          </table:table-cell>
          <table:table-cell office:value-type="string">
            <text:p>Adresse de la facturation</text:p>
          </table:table-cell>
          <table:table-cell office:value-type="string">
            <text:p>AN</text:p>
          </table:table-cell>
          <table:table-cell table:number-columns-repeated="1020"/>
        </table:table-row>
        <table:table-row table:style-name="ro5">
          <table:table-cell table:style-name="ce4"/>
          <table:table-cell table:style-name="ce7" office:value-type="string">
            <text:p>fact_paym_date</text:p>
          </table:table-cell>
          <table:table-cell office:value-type="string">
            <text:p>date de paiement de la facture</text:p>
          </table:table-cell>
          <table:table-cell office:value-type="string">
            <text:p>DATE</text:p>
          </table:table-cell>
          <table:table-cell/>
          <table:table-cell table:style-name="ce9" office:value-type="string">
            <text:p>Au format AAAA-JJ-MM </text:p>
          </table:table-cell>
          <table:table-cell table:number-columns-repeated="1018"/>
        </table:table-row>
        <table:table-row table:style-name="ro5">
          <table:table-cell table:style-name="ce4"/>
          <table:table-cell table:style-name="ce7" office:value-type="string">
            <text:p>fact_cmd_total</text:p>
          </table:table-cell>
          <table:table-cell office:value-type="string">
            <text:p>total prix de la commande inluant taxe ,discount commercial non inclues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5">
          <table:table-cell table:style-name="ce4"/>
          <table:table-cell table:style-name="ce7" office:value-type="string">
            <text:p>fact_date</text:p>
          </table:table-cell>
          <table:table-cell office:value-type="string">
            <text:p>date de la facture</text:p>
          </table:table-cell>
          <table:table-cell office:value-type="string">
            <text:p>DATE</text:p>
          </table:table-cell>
          <table:table-cell/>
          <table:table-cell table:style-name="ce9" office:value-type="string">
            <text:p>Au format AAAA-JJ-MM </text:p>
          </table:table-cell>
          <table:table-cell table:number-columns-repeated="1018"/>
        </table:table-row>
        <table:table-row table:style-name="ro4">
          <table:table-cell/>
          <table:table-cell office:value-type="string">
            <text:p>fact_tva</text:p>
          </table:table-cell>
          <table:table-cell office:value-type="string">
            <text:p>prix total de la tva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5">
          <table:table-cell table:style-name="ce4"/>
          <table:table-cell table:style-name="ce7" office:value-type="string">
            <text:p>fact_tot_discount</text:p>
          </table:table-cell>
          <table:table-cell office:value-type="string">
            <text:p>réduction sur le prix total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5">
          <table:table-cell/>
          <table:table-cell table:style-name="ce5" office:value-type="string">
            <text:p>fact_coeff_prix</text:p>
          </table:table-cell>
          <table:table-cell table:number-columns-repeated="3"/>
          <table:table-cell office:value-type="string">
            <text:p>clé étrangère coefficient_client (`coeff_prix`)</text:p>
          </table:table-cell>
          <table:table-cell table:number-columns-repeated="1018"/>
        </table:table-row>
        <table:table-row table:style-name="ro5">
          <table:table-cell/>
          <table:table-cell table:style-name="ce5" office:value-type="string">
            <text:p>fact_com_ref</text:p>
          </table:table-cell>
          <table:table-cell table:number-columns-repeated="3"/>
          <table:table-cell office:value-type="string">
            <text:p>clé étrangère commande (`com_ref`)</text:p>
          </table:table-cell>
          <table:table-cell table:number-columns-repeated="1018"/>
        </table:table-row>
        <table:table-row table:style-name="ro5">
          <table:table-cell/>
          <table:table-cell table:style-name="ce5"/>
          <table:table-cell table:number-columns-repeated="1022"/>
        </table:table-row>
        <table:table-row table:style-name="ro5">
          <table:table-cell table:style-name="ce3" office:value-type="string">
            <text:p>coefficient_client</text:p>
          </table:table-cell>
          <table:table-cell table:style-name="ce5" office:value-type="string">
            <text:p>coeff_prix</text:p>
          </table:table-cell>
          <table:table-cell office:value-type="string">
            <text:p>coefficient unique de reduction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5">
          <table:table-cell/>
          <table:table-cell table:style-name="ce5" office:value-type="string">
            <text:p>coeff_lib</text:p>
          </table:table-cell>
          <table:table-cell office:value-type="string">
            <text:p>coefficient libellé</text:p>
          </table:table-cell>
          <table:table-cell office:value-type="string">
            <text:p>A</text:p>
          </table:table-cell>
          <table:table-cell office:value-type="float" office:value="15">
            <text:p>15</text:p>
          </table:table-cell>
          <table:table-cell table:number-columns-repeated="1019"/>
        </table:table-row>
        <table:table-row table:style-name="ro5" table:number-rows-repeated="2">
          <table:table-cell/>
          <table:table-cell table:style-name="ce5"/>
          <table:table-cell table:number-columns-repeated="1022"/>
        </table:table-row>
        <table:table-row table:style-name="ro5">
          <table:table-cell table:style-name="ce3" office:value-type="string">
            <text:p>ligne_de_livraison</text:p>
          </table:table-cell>
          <table:table-cell table:style-name="ce5" office:value-type="string">
            <text:p>lign_livr_id</text:p>
          </table:table-cell>
          <table:table-cell office:value-type="string">
            <text:p>id unique de la ligne de livraison</text:p>
          </table:table-cell>
          <table:table-cell table:number-columns-repeated="1021"/>
        </table:table-row>
        <table:table-row table:style-name="ro5">
          <table:table-cell/>
          <table:table-cell table:style-name="ce5" office:value-type="string">
            <text:p>lign_livr_lign_cmd_id_</text:p>
          </table:table-cell>
          <table:table-cell table:number-columns-repeated="3"/>
          <table:table-cell office:value-type="string">
            <text:p>clé étrangère ligne_de_commande (`ligne_cmd_id`)</text:p>
          </table:table-cell>
          <table:table-cell table:number-columns-repeated="1018"/>
        </table:table-row>
        <table:table-row table:style-name="ro5">
          <table:table-cell/>
          <table:table-cell table:style-name="ce5" office:value-type="string">
            <text:p>lign_livr_livr_id</text:p>
          </table:table-cell>
          <table:table-cell table:number-columns-repeated="3"/>
          <table:table-cell office:value-type="string">
            <text:p>clé étrangère livraison (`livr_id`)</text:p>
          </table:table-cell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3">
          <table:table-cell table:style-name="ce2" office:value-type="string">
            <text:p>livraison</text:p>
          </table:table-cell>
          <table:table-cell office:value-type="string">
            <text:p>livr_id</text:p>
          </table:table-cell>
          <table:table-cell office:value-type="string">
            <text:p>id unique de la livraison</text:p>
          </table:table-cell>
          <table:table-cell office:value-type="string">
            <text:p>A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livr_adress</text:p>
          </table:table-cell>
          <table:table-cell office:value-type="string">
            <text:p>Adresse de livraison</text:p>
          </table:table-cell>
          <table:table-cell office:value-type="string">
            <text:p>AN</text:p>
          </table:table-cell>
          <table:table-cell office:value-type="float" office:value="150">
            <text:p>150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livr_status</text:p>
          </table:table-cell>
          <table:table-cell office:value-type="string">
            <text:p>état de la commande (livrée, en cours,etc)</text:p>
          </table:table-cell>
          <table:table-cell office:value-type="string">
            <text:p>A</text:p>
          </table:table-cell>
          <table:table-cell office:value-type="float" office:value="30">
            <text:p>30</text:p>
          </table:table-cell>
          <table:table-cell table:number-columns-repeated="1019"/>
        </table:table-row>
        <table:table-row table:style-name="ro4">
          <table:table-cell/>
          <table:table-cell office:value-type="string">
            <text:p>livr_date</text:p>
          </table:table-cell>
          <table:table-cell office:value-type="string">
            <text:p>date de la livraison</text:p>
          </table:table-cell>
          <table:table-cell office:value-type="string">
            <text:p>DATE</text:p>
          </table:table-cell>
          <table:table-cell/>
          <table:table-cell table:style-name="ce9" office:value-type="string">
            <text:p>Au format AAAA-JJ-MM 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livr_details</text:p>
          </table:table-cell>
          <table:table-cell office:value-type="string">
            <text:p>livraison complète ? Partiel ? 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style-name="ce2" office:value-type="string">
            <text:p>clients</text:p>
          </table:table-cell>
          <table:table-cell office:value-type="string">
            <text:p>cli_ref</text:p>
          </table:table-cell>
          <table:table-cell office:value-type="string">
            <text:p>référence du client</text:p>
          </table:table-cell>
          <table:table-cell office:value-type="string">
            <text:p>AN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cli_nom</text:p>
          </table:table-cell>
          <table:table-cell office:value-type="string">
            <text:p>nom du client </text:p>
          </table:table-cell>
          <table:table-cell office:value-type="string">
            <text:p>A</text:p>
          </table:table-cell>
          <table:table-cell office:value-type="float" office:value="50">
            <text:p>50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cli_prenom</text:p>
          </table:table-cell>
          <table:table-cell office:value-type="string">
            <text:p>prénom du client</text:p>
          </table:table-cell>
          <table:table-cell office:value-type="string">
            <text:p>A</text:p>
          </table:table-cell>
          <table:table-cell office:value-type="float" office:value="50">
            <text:p>50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cli_adress</text:p>
          </table:table-cell>
          <table:table-cell office:value-type="string">
            <text:p>adresse du client</text:p>
          </table:table-cell>
          <table:table-cell office:value-type="string">
            <text:p>AN</text:p>
          </table:table-cell>
          <table:table-cell office:value-type="float" office:value="150">
            <text:p>150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cli_postal</text:p>
          </table:table-cell>
          <table:table-cell office:value-type="string">
            <text:p>code postal du client</text:p>
          </table:table-cell>
          <table:table-cell office:value-type="string">
            <text:p>AN</text:p>
          </table:table-cell>
          <table:table-cell office:value-type="float" office:value="10">
            <text:p>10</text:p>
          </table:table-cell>
          <table:table-cell office:value-type="string">
            <text:p>Code postal variable selon les pays 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cli_ville</text:p>
          </table:table-cell>
          <table:table-cell office:value-type="string">
            <text:p>ville dans laquelle habite le client</text:p>
          </table:table-cell>
          <table:table-cell office:value-type="string">
            <text:p>A</text:p>
          </table:table-cell>
          <table:table-cell office:value-type="float" office:value="50">
            <text:p>50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cli_mail</text:p>
          </table:table-cell>
          <table:table-cell office:value-type="string">
            <text:p>mail du client</text:p>
          </table:table-cell>
          <table:table-cell office:value-type="string">
            <text:p>AN</text:p>
          </table:table-cell>
          <table:table-cell office:value-type="float" office:value="50">
            <text:p>50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cli_phone</text:p>
          </table:table-cell>
          <table:table-cell office:value-type="string">
            <text:p>tel du client 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/>
          <table:table-cell table:style-name="ce6" office:value-type="string">
            <text:p>cli_pays_sig</text:p>
          </table:table-cell>
          <table:table-cell table:number-columns-repeated="3"/>
          <table:table-cell office:value-type="string">
            <text:p>clé étrangère pays (`pays_sig`)</text:p>
          </table:table-cell>
          <table:table-cell table:number-columns-repeated="1018"/>
        </table:table-row>
        <table:table-row table:style-name="ro3">
          <table:table-cell/>
          <table:table-cell table:style-name="ce6" office:value-type="string">
            <text:p>cli_commerc_id</text:p>
          </table:table-cell>
          <table:table-cell table:number-columns-repeated="3"/>
          <table:table-cell office:value-type="string">
            <text:p>clé étrangère commerciaux (`commerc_id`)</text:p>
          </table:table-cell>
          <table:table-cell table:number-columns-repeated="1018"/>
        </table:table-row>
        <table:table-row table:style-name="ro3">
          <table:table-cell/>
          <table:table-cell table:style-name="ce6" office:value-type="string">
            <text:p>cli_coeff_prix</text:p>
          </table:table-cell>
          <table:table-cell table:number-columns-repeated="3"/>
          <table:table-cell office:value-type="string">
            <text:p>clé étrangère coefficient_client (`coeff_prix`)</text:p>
          </table:table-cell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3">
          <table:table-cell table:style-name="ce2" office:value-type="string">
            <text:p>commerciaux</text:p>
          </table:table-cell>
          <table:table-cell office:value-type="string">
            <text:p>commerc_id</text:p>
          </table:table-cell>
          <table:table-cell office:value-type="string">
            <text:p>id unique du commercial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commerc_nom</text:p>
          </table:table-cell>
          <table:table-cell office:value-type="string">
            <text:p>nom du commercial</text:p>
          </table:table-cell>
          <table:table-cell office:value-type="string">
            <text:p>A</text:p>
          </table:table-cell>
          <table:table-cell office:value-type="float" office:value="50">
            <text:p>50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commerc_prenom</text:p>
          </table:table-cell>
          <table:table-cell office:value-type="string">
            <text:p>prénom du commercial</text:p>
          </table:table-cell>
          <table:table-cell office:value-type="string">
            <text:p>A</text:p>
          </table:table-cell>
          <table:table-cell office:value-type="float" office:value="50">
            <text:p>50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table:style-name="ce2" office:value-type="string">
            <text:p>pays</text:p>
          </table:table-cell>
          <table:table-cell office:value-type="string">
            <text:p>pays_sig</text:p>
          </table:table-cell>
          <table:table-cell office:value-type="string">
            <text:p>sigle du pays</text:p>
          </table:table-cell>
          <table:table-cell office:value-type="string">
            <text:p>A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pays_nom</text:p>
          </table:table-cell>
          <table:table-cell office:value-type="string">
            <text:p>nom du pays</text:p>
          </table:table-cell>
          <table:table-cell office:value-type="string">
            <text:p>A</text:p>
          </table:table-cell>
          <table:table-cell office:value-type="float" office:value="50">
            <text:p>50</text:p>
          </table:table-cell>
          <table:table-cell table:number-columns-repeated="1019"/>
        </table:table-row>
      </table:table>
      <table:table table:name="Feuille2" table:style-name="ta1" table:print="false">
        <table:table-column table:style-name="co5" table:default-cell-style-name="Default"/>
        <table:table-row table:style-name="ro3">
          <table:table-cell/>
        </table:table-row>
      </table:table>
      <table:table table:name="Feuille3" table:style-name="ta1" table:print="false">
        <table:table-column table:style-name="co5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1-23">23/11/2020</text:date>, <text:time>16:05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20T10:51:22.64</meta:creation-date>
    <dc:date>2020-11-23T16:05:55.05</dc:date>
    <meta:editing-duration>PT8H48M34S</meta:editing-duration>
    <meta:editing-cycles>8</meta:editing-cycles>
    <meta:generator>OpenOffice/4.1.8$Win32 OpenOffice.org_project/418m3$Build-9803</meta:generator>
    <meta:document-statistic meta:table-count="3" meta:cell-count="228" meta:object-count="0"/>
  </office:meta>
</office:document-meta>
</file>